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AAAA+ArialMT" svg:font-family="CAAAAA+ArialMT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horndale AMT" svg:font-family="'Thorndale AMT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 AMT" svg:font-family="'Albany AMT'" style:font-family-generic="swiss" style:font-pitch="variable"/>
    <style:font-face style:name="Luxi Sans" svg:font-family="'Luxi Sans'" style:font-adornments="Norm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Code">
      <style:text-properties style:use-window-font-color="true"/>
    </style:style>
    <style:style style:name="P4" style:family="paragraph" style:parent-style-name="Code">
      <style:text-properties fo:color="#808019"/>
    </style:style>
    <style:style style:name="P5" style:family="paragraph" style:parent-style-name="Code">
      <style:text-properties fo:color="#80808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ff"/>
    </style:style>
    <style:style style:name="T11" style:family="text">
      <style:text-properties fo:color="#ff0000"/>
    </style:style>
    <style:style style:name="T12" style:family="text">
      <style:text-properties fo:color="#ff0000" fo:font-style="italic" style:font-style-asian="italic" style:font-style-complex="italic"/>
    </style:style>
    <style:style style:name="T13" style:family="text">
      <style:text-properties fo:color="#ff0000" style:font-name="Courier New"/>
    </style:style>
    <style:style style:name="T14" style:family="text">
      <style:text-properties fo:color="#ff0000" style:font-name="Courier New" fo:font-style="normal" style:font-style-asian="normal" style:font-style-complex="normal"/>
    </style:style>
    <style:style style:name="T15" style:family="text">
      <style:text-properties fo:color="#ff0000" fo:font-weight="normal" style:font-weight-asian="normal" style:font-weight-complex="normal"/>
    </style:style>
    <style:style style:name="T16" style:family="text">
      <style:text-properties fo:color="#000080"/>
    </style:style>
    <style:style style:name="T17" style:family="text">
      <style:text-properties fo:color="#000080" fo:font-weight="normal" style:font-weight-asian="normal" style:font-weight-complex="normal"/>
    </style:style>
    <style:style style:name="T18" style:family="text">
      <style:text-properties fo:color="#0047ff"/>
    </style:style>
    <style:style style:name="T19" style:family="text">
      <style:text-properties fo:color="#0047ff" fo:font-weight="normal" style:font-weight-asian="normal" style:font-weight-complex="normal"/>
    </style:style>
    <style:style style:name="T20" style:family="text">
      <style:text-properties fo:color="#808019"/>
    </style:style>
    <style:style style:name="T21" style:family="text">
      <style:text-properties fo:color="#808019" fo:font-weight="normal" style:font-weight-asian="normal" style:font-weight-complex="normal"/>
    </style:style>
    <style:style style:name="T22" style:family="text">
      <style:text-properties style:use-window-font-color="true" style:font-name="Times New Roman2" fo:font-size="12pt" style:font-name-asian="CAAAAA+ArialMT" style:font-size-asian="12pt" style:font-name-complex="CAAAAA+ArialMT" style:font-size-complex="12pt"/>
    </style:style>
    <style:style style:name="T23" style:family="text">
      <style:text-properties style:use-window-font-color="true" style:font-name="Times New Roman2" fo:font-size="12pt" fo:font-style="italic" style:font-name-asian="CAAAAA+ArialMT" style:font-size-asian="12pt" style:font-style-asian="italic" style:font-name-complex="CAAAAA+ArialMT" style:font-size-complex="12pt" style:font-style-complex="italic"/>
    </style:style>
    <style:style style:name="T24" style:family="text">
      <style:text-properties style:use-window-font-color="true" style:font-name="Times New Roman2" fo:font-size="12pt" fo:font-style="normal" style:font-name-asian="CAAAAA+ArialMT" style:font-size-asian="12pt" style:font-style-asian="normal" style:font-name-complex="CAAAAA+ArialMT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6. Tvorba dynamických www stránek s využitím PHP</text:p>
      <text:list text:style-name="Numbering_20_1">
        <text:list-item>
          <text:p text:style-name="Heading_20_1">Statické × dynamické webové stránky</text:p>
          <text:list>
            <text:list-item>
              <text:p text:style-name="Heading_20_2">Statické stránky</text:p>
            </text:list-item>
          </text:list>
        </text:list-item>
      </text:list>
      <text:p text:style-name="Text_20_body">Představují soubor jednotlivých a pomocí odkazů vzájemně propojených webových stránek. Každá stránka je "hotová" od A do Z a ve stavu v jakém ji zanechal její autor. Nevýhodou těchto stránek je jejich <text:span text:style-name="Strong_20_Emphasis">obtížná udržitelnost</text:span> při nárocích na další rozšiřování webových stránek a zejména fakt, že nedokáží zobrazovat data uložená v databázi. Další nevýhodou je nemožnost zapojení jakékoliv přídavné inteligence do statikách www stránek (fulltextové vyhledávání ap).</text:p>
      <text:p text:style-name="Text_20_body">Statické www stránky se proto hodí zejména pro malé weby a jsou dávno překonány tzv. dynamickými stránkami.</text:p>
      <text:list text:style-name="Numbering_20_1" text:continue-numbering="true">
        <text:list-item>
          <text:list text:continue-numbering="true">
            <text:list-item>
              <text:p text:style-name="Heading_20_2">Dynamické stránky</text:p>
            </text:list-item>
          </text:list>
        </text:list-item>
      </text:list>
      <text:p text:style-name="Text_20_body">Základem je programovací technologie, program (software) a data uložená v databázi. Program (<text:span text:style-name="Strong_20_Emphasis">online obchod</text:span>, <text:span text:style-name="T2">redakční systém</text:span>, <text:span text:style-name="Strong_20_Emphasis">elektronická aukce</text:span> ap.) umístěný na internetovém serveru, pak na základě požadavku na zobrazení konkrétní stránky webovou stránku dynamicky sestavuje a odesílá do prohlížeče uživatele. Zjednodušeně se dá říci, že stránka je sestavena na základě "šablony" určující vzhled a dat získaných z databáze (data jsou například seznam zboží, článků nebo konkrétní článek). Sestavení zajišťuje program běžící například na technologii<text:span text:style-name="Strong_20_Emphasis"> PHP</text:span>. Dynamické stránky tedy <text:span text:style-name="Strong_20_Emphasis">fyzicky neexistují v uloženém stavu</text:span>, na rozdíl od stránek statických.</text:p>
      <text:list text:style-name="Numbering_20_1" text:continue-numbering="true">
        <text:list-item>
          <text:p text:style-name="Heading_20_1">Uspořádání klient-server </text:p>
        </text:list-item>
      </text:list>
      <text:p text:style-name="Text_20_body"><text:span text:style-name="T1">Klient</text:span> (browser, prohlížeč) je program, který komunikuje s uživatelem a na základě jeho pokynů se obrací na jednotlivé servery, získává od nich data a zobrazuje je. Nejběžnější klienti: <text:span text:style-name="T3">Microsoft Internet Explorer, Netscape Navigator, Mozilla</text:span>. Zdůraznit různorodost klientů.</text:p>
      <text:p text:style-name="Text_20_body"><text:span text:style-name="T1">Server</text:span> je bezobslužný program, který přijímá a obsluhuje požadavky klientů. Zdůraznit, že WWW server je program, nikoli počítač. Na vlastnostech tohoto programu závisí, co server dovede a jaký má výkon. Nejběžnější servery: <text:span text:style-name="T3">Apache, Microsoft Internet Information Server, Zope</text:span>. Protože klienti a servery pocházejí od různých producentů, je velmi důležité dodržování standardů, aby programy byly schopny se navzájem domluvit.</text:p>
      <text:p text:style-name="Text_20_body">PHP skripty se provádějí na straně serveru a klientu jsou odeslána pouze výsledná data. JavaScript se provádí až na střaně klienta.</text:p>
      <text:list text:style-name="Numbering_20_1" text:continue-numbering="true">
        <text:list-item>
          <text:p text:style-name="Heading_20_1">Umisťování stránek na server</text:p>
        </text:list-item>
      </text:list>
      <text:p text:style-name="Text_20_body">Nejběžnější postup: vytvořit stránky off-line na vlastním počítači a pak je přesunout na cílový WWW server. K přesunu se nejčastěji používá běžně dostupné FTP. MS Windows neobsahují vhodného klienta - lze nainstalovat např. volně šiřitelný <text:span text:style-name="T4">CoffeeCup Free FTP</text:span><text:span text:style-name="T3">, </text:span><text:span text:style-name="T4">FTP Commander</text:span><text:span text:style-name="T3"> </text:span><text:span text:style-name="T7">či</text:span><text:span text:style-name="T3"> </text:span><text:span text:style-name="T4">FileZilla</text:span>. Významným rizikem FTP je, že přenáší uživatelské heslo a jméno v otevřeném tvaru - při odposlechu lze zneužít. Vhodnější variantou je použití <text:span text:style-name="T3">scp</text:span>, které veškerou komunikaci šifruje. Volně šiřitelnou implementaci pro operační systém MS Windows je např. <text:span text:style-name="T4">Putty</text:span>, lepší je však použít grafický program <text:span text:style-name="T4">WinSCP</text:span>. V Linuxu bývá <text:span text:style-name="T3">scp</text:span> součástí distribuce.</text:p>
      <text:p text:style-name="Text_20_body">Aby bylo stránky kam umístit, musíme mít vlastní server, nebo využít jednu z mnoha webhostingových služeb a mít zřízenou vlastní doménu (některé freehostingy poskytují zdarma doménu třetího řádu).</text:p>
      <text:list text:style-name="Numbering_20_1" text:continue-numbering="true">
        <text:list-item>
          <text:p text:style-name="Heading_20_1"><text:soft-page-break/>Web server APACHE</text:p>
        </text:list-item>
      </text:list>
      <text:p text:style-name="Text_20_body">Apache je softwarový webový server s otevřeným kódem vyvíjený společností Apache Foundation. Je <text:span text:style-name="T22">multiplatformní (pro Linux, BSD, Microsoft Windows, …), má modulární architekturu, podporu virtual hostů, podporu IPv6 a kompresi pomocí modulu </text:span><text:span text:style-name="T23">mod_gzip</text:span><text:span text:style-name="T24">. Má velké možnosti konfigurace.</text:span></text:p>
      <text:list text:style-name="Numbering_20_1" text:continue-numbering="true">
        <text:list-item>
          <text:p text:style-name="Heading_20_1">Tvorba formuláře, metody POST a GET</text:p>
          <text:list>
            <text:list-item>
              <text:p text:style-name="Heading_20_2">Tvorba formuláře</text:p>
            </text:list-item>
          </text:list>
        </text:list-item>
      </text:list>
      <text:p text:style-name="Text_20_body">Základní strukturu adresáře tvoří HTML párový tag &lt;form&gt;. Nejpoužívanější parametry jsou <text:span text:style-name="T4">action</text:span><text:span text:style-name="T7">, kterým se udává cíl, kam se má formulář odeslat a </text:span><text:span text:style-name="T4">method</text:span><text:span text:style-name="T7">, který specifikuje jakou metodou se mají formulářová data odeslat (POST a GET). Mezi tagy &lt;form&gt; a &lt;/form&gt; se vkládají prvky formuláře (tagy &lt;input&gt;, &lt;textarea&gt;, &lt;select&gt;). Ke zpracování formuláře skriptem PHP je duležitý jejich atribut </text:span><text:span text:style-name="T4">name</text:span><text:span text:style-name="T7">, kde je název formulářové položky.</text:span></text:p>
      <text:list text:style-name="Numbering_20_1" text:continue-numbering="true">
        <text:list-item>
          <text:list text:continue-numbering="true">
            <text:list-item>
              <text:p text:style-name="Heading_20_2"><text:span text:style-name="T7">Metody POST a GET</text:span></text:p>
            </text:list-item>
          </text:list>
        </text:list-item>
      </text:list>
      <text:p text:style-name="Text_20_body"><text:span text:style-name="T7">Při použití metody GET se veškerá formulářová data předají jako součást URL za otazníkem, při použití metody POST se předají v těle dotazu, takže v URL nejsou vidět. Z toho plyne i vhodnost jejich použití – pokud se předaná data dají chápat jako parametry stránky (tedy např. předání ID článku nebo vyhledávaného řetězce), je vhodné je poslat metodou GET, v ostatních případech je lepší použít metodu POST (obzvláště pokud je dat hodně).</text:span></text:p>
      <text:list text:style-name="Numbering_20_1" text:continue-numbering="true">
        <text:list-item>
          <text:p text:style-name="Heading_20_1">Postup zpracování webového formuláře skriptem</text:p>
        </text:list-item>
      </text:list>
      <text:p text:style-name="Text_20_body">Odeslaná data z formuláře, jsou ve skriptu PHP přístupná přes globální proměnné $_POST, $_GET a $_FILES. Každá tato proměnná je datového typu <text:span text:style-name="T2">pole</text:span><text:span text:style-name="T6"> a identifikátory jednotlivých položek jsou názvy prvků odesílaného formuláře.</text:span></text:p>
      <text:p text:style-name="Text_20_body"><text:span text:style-name="T6">Odesláná data od uživatele by se měla zkontrolovat, jestli jsou povinné položky vyplněné a zda mají správnou syntaxi. Správná syntaxe se kontroluje zpravidla pomocí regulárních výrazů.</text:span></text:p>
      <text:p text:style-name="Text_20_body"><text:span text:style-name="T6">Funkce </text:span><text:span text:style-name="T5">trim()</text:span><text:span text:style-name="T9"> odstraní prázdné znaky (mezery, entery, tabulátory, …) ze začátku a konce řetězce. Funkce </text:span><text:span text:style-name="T5">ereg()</text:span><text:span text:style-name="T9"> zkontroluje řetězec pomocí zadaného regulárního výrazu, při schodě vrátí </text:span><text:span text:style-name="T8">true</text:span><text:span text:style-name="T9">, jinak vrátí </text:span><text:span text:style-name="T8">false</text:span><text:span text:style-name="T9">. </text:span></text:p>
      <text:p text:style-name="Code"><text:span text:style-name="T21">if</text:span><text:span text:style-name="T6">(</text:span><text:span text:style-name="T17">Trim</text:span><text:span text:style-name="T6">(</text:span><text:span text:style-name="T19">$_POST</text:span><text:span text:style-name="T6">[</text:span><text:span text:style-name="T15">'jmeno'</text:span><text:span text:style-name="T6">]) != </text:span><text:span text:style-name="T15">''</text:span><text:span text:style-name="T6">)</text:span></text:p>
      <text:p text:style-name="Code"><text:span text:style-name="T6">{</text:span></text:p>
      <text:p text:style-name="Code"><text:span text:style-name="T6"><text:s text:c="2"/></text:span><text:span text:style-name="T17">echo</text:span><text:span text:style-name="T6"> </text:span><text:span text:style-name="T15">'Jméno bylo vyplněno'</text:span><text:span text:style-name="T6">;</text:span></text:p>
      <text:p text:style-name="Code"><text:span text:style-name="T6">}</text:span></text:p>
      <text:p text:style-name="Code"><text:span text:style-name="T21">if</text:span><text:span text:style-name="T6">(</text:span><text:span text:style-name="T17">ereg</text:span><text:span text:style-name="T6">(</text:span><text:span text:style-name="T15">'^[_a-zA-Z0-9\.\-]+@[_a-zA-Z0-9\.\-]+\.[a-zA-Z]{2,4}$'</text:span><text:span text:style-name="T6">,         </text:span><text:span text:style-name="T19">$_POST</text:span><text:span text:style-name="T6">[</text:span><text:span text:style-name="T15">'email'</text:span><text:span text:style-name="T6">]))</text:span></text:p>
      <text:p text:style-name="Code"><text:span text:style-name="T6">{</text:span></text:p>
      <text:p text:style-name="Code"><text:span text:style-name="T6"><text:s text:c="2"/></text:span><text:span text:style-name="T17">echo</text:span><text:span text:style-name="T6"> </text:span><text:span text:style-name="T15">'E-mail je ve správném formátu'</text:span><text:span text:style-name="T6">;</text:span></text:p>
      <text:p text:style-name="Code"><text:span text:style-name="T6">}</text:span></text:p>
      <text:list text:style-name="Numbering_20_1" text:continue-numbering="true">
        <text:list-item>
          <text:p text:style-name="Heading_20_1">Funkce PHP pro práci s databází MySQL</text:p>
        </text:list-item>
      </text:list>
      <text:p text:style-name="Text_20_body">Následující text popisuje práci s jedním aktuálním spojením s databázovým serverem. Pokud by jste <text:s/>v nějaké aplikaci potřebovali mít otevřeno více spojení, je třeba využít u mysql funkcí pracující s databází nepovinný parametr link, do kterého se vkládá výsledek funkce mysql_connect().</text:p>
      <text:list text:style-name="Numbering_20_1" text:continue-numbering="true">
        <text:list-item>
          <text:list text:continue-numbering="true">
            <text:list-item>
              <text:p text:style-name="P2">Vytvoření spojení</text:p>
            </text:list-item>
          </text:list>
        </text:list-item>
      </text:list>
      <text:p text:style-name="Text_20_body">Funkce <text:span text:style-name="T4">mysql_connect()</text:span> vytvoří spojení s databází. Po ukončení práce s databází se spojení uzavře pomocí funkce <text:span text:style-name="T4">mysql_close()</text:span><text:span text:style-name="T7">.</text:span></text:p>
      <text:p text:style-name="Code"><text:span text:style-name="T16">mysql_connect</text:span>(<text:span text:style-name="T11">'</text:span><text:span text:style-name="T12">server</text:span><text:span text:style-name="T11">'</text:span>, <text:span text:style-name="T11">'</text:span><text:span text:style-name="T12">uživatelské jméno</text:span><text:span text:style-name="T11">'</text:span>, <text:span text:style-name="T11">'</text:span><text:span text:style-name="T12">heslo</text:span><text:span text:style-name="T11">'</text:span>);</text:p>
      <text:p text:style-name="Code">...</text:p>
      <text:p text:style-name="P5">//práce s databází</text:p>
      <text:p text:style-name="Code">...</text:p>
      <text:p text:style-name="Code"><text:span text:style-name="T16">mysql_close</text:span>();</text:p>
      <text:list text:style-name="Numbering_20_1" text:continue-numbering="true">
        <text:list-item>
          <text:list text:continue-numbering="true">
            <text:list-item>
              <text:p text:style-name="Heading_20_2">Výběr databáze</text:p>
            </text:list-item>
          </text:list>
        </text:list-item>
      </text:list>
      <text:p text:style-name="Text_20_body">Jelikož na databázovém serveru je obvykle vytvořeno více databází, je potřeba vybrat tu, se kterou budeme pracovat. K tomu slouží funkce <text:span text:style-name="T4">mysql_select_db()</text:span><text:span text:style-name="T7">.</text:span></text:p>
      <text:p text:style-name="Code"><text:span text:style-name="T16">mysql_select_db</text:span>(<text:span text:style-name="T11">'jmeno databaze'</text:span>);</text:p>
      <text:list text:style-name="Numbering_20_1" text:continue-numbering="true">
        <text:list-item>
          <text:list text:continue-numbering="true">
            <text:list-item>
              <text:p text:style-name="Heading_20_2">Vytvoření dotazu</text:p>
            </text:list-item>
          </text:list>
        </text:list-item>
      </text:list>
      <text:p text:style-name="Text_20_body">Dotazy na MySQL server mají klasickou SQL syntaxi. Předávájí se pomocí funkce <text:span text:style-name="T4">mysql_query()</text:span><text:span text:style-name="T7">, která při úsěšném dotazy vrátí sadů výsledků a proměnná </text:span><text:span text:style-name="T8">$result</text:span><text:span text:style-name="T7"> bude na ní odkazovat. Při selhání dotazu vrátí logickou hodnotu </text:span><text:span text:style-name="T8">false</text:span><text:span text:style-name="T7">.</text:span></text:p>
      <text:p text:style-name="Code"><text:span text:style-name="T18">$query</text:span> = <text:span text:style-name="T11">'SELECT * FROM knihy'</text:span>;</text:p>
      <text:p text:style-name="Code"><text:span text:style-name="T18">$result</text:span> = <text:span text:style-name="T16">mysql_query</text:span>(<text:span text:style-name="T18">$query</text:span>); </text:p>
      <text:list text:style-name="Numbering_20_1" text:continue-numbering="true">
        <text:list-item>
          <text:list text:continue-numbering="true">
            <text:list-item>
              <text:p text:style-name="Heading_20_2">Zpracování výsledku</text:p>
            </text:list-item>
          </text:list>
        </text:list-item>
      </text:list>
      <text:p text:style-name="Text_20_body">K uložení řádku do pole (asociativní i číselné indexy), na který aktuálně ukazuje ukazatel, se využije funkce <text:span text:style-name="T4">mysql_fetch_array()</text:span><text:span text:style-name="T7">. </text:span>Každé volání této funkce <text:span text:style-name="T7">přesouvá ukazatel řádku na nový řádek v sadě výsledků. Tato funkce vrací logickou hodnotu </text:span><text:span text:style-name="T8">false</text:span><text:span text:style-name="T9">, pokud už není žádný další řádek. Funkce </text:span><text:span text:style-name="T5">mysql_fetch_row</text:span><text:span text:style-name="T9"> nám vrátí počet řádků v sadě výsledků.</text:span></text:p>
      <text:p text:style-name="P3"><text:span text:style-name="T20">if</text:span>(<text:span text:style-name="T16">mysql_fetch_row</text:span>(<text:span text:style-name="T18">$result</text:span>) == 0)</text:p>
      <text:p text:style-name="P3">{</text:p>
      <text:p text:style-name="P3"><text:s text:c="2"/><text:span text:style-name="T16">echo</text:span> <text:span text:style-name="T11">'V tabulce není žádný záznam.'</text:span>;</text:p>
      <text:p text:style-name="P3">}</text:p>
      <text:p text:style-name="P4">else</text:p>
      <text:p text:style-name="P3">{</text:p>
      <text:p text:style-name="P3"><text:s text:c="2"/><text:span text:style-name="T20">while</text:span>(<text:span text:style-name="T18">$record</text:span> = <text:span text:style-name="T16">mysql_fetch_array</text:span>(<text:span text:style-name="T10">$result</text:span>))</text:p>
      <text:p text:style-name="P3"><text:s text:c="2"/>{</text:p>
      <text:p text:style-name="P3"><text:s text:c="4"/><text:span text:style-name="T16">echo</text:span> <text:span text:style-name="T18">$record</text:span>[<text:span text:style-name="T11">'autor'</text:span>] . <text:span text:style-name="T11">' - '</text:span> . <text:span text:style-name="T18">$record</text:span>[<text:span text:style-name="T11">'nazev'</text:span>] . <text:span text:style-name="T13">"&lt;</text:span><text:span text:style-name="T11">br /&gt;\n</text:span><text:span text:style-name="T14">"</text:span>;</text:p>
      <text:p text:style-name="P3"><text:s text:c="2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AAAA+ArialMT" svg:font-family="CAAAAA+ArialMT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horndale AMT" svg:font-family="'Thorndale AMT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lbany AMT" svg:font-family="'Albany AMT'" style:font-family-generic="swiss" style:font-pitch="variable"/>
    <style:font-face style:name="Luxi Sans" svg:font-family="'Luxi Sans'" style:font-adornments="Norm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cs" fo:country="CZ" style:letter-kerning="true" style:font-name-asian="Andale Sans UI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background-color="transparent">
        <style:background-image/>
      </style:paragraph-properties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S_20_bod" style:display-name="LS bod" style:family="paragraph" style:parent-style-name="Standard" style:next-style-name="LS_5f_podbodyPodrobne">
      <style:paragraph-properties fo:margin-left="0.953cm" fo:margin-right="0cm" fo:margin-top="0.212cm" fo:margin-bottom="0.141cm" fo:keep-together="always" fo:text-indent="-0.953cm" style:auto-text-indent="false" fo:keep-with-next="always">
        <style:tab-stops>
          <style:tab-stop style:position="0cm"/>
        </style:tab-stops>
      </style:paragraph-properties>
    </style:style>
    <style:style style:name="LS_5f_podbodyPodrobne" style:display-name="LS_podbodyPodrobne" style:family="paragraph" style:parent-style-name="Standard">
      <style:paragraph-properties fo:margin-left="2.223cm" fo:margin-right="0cm" fo:text-indent="-0.63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list-style-name="Numbering_20_1" style:class="text">
      <style:paragraph-properties>
        <style:tab-stops/>
      </style:paragraph-properties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cm" fo:margin-bottom="0.212cm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1" fo:font-size="14pt" fo:font-weight="bold"/>
    </style:style>
    <style:style style:name="Heading_20_2" style:display-name="Heading 2" style:family="paragraph" style:parent-style-name="Heading" style:next-style-name="Text_20_body" style:list-style-name="Numbering_20_1" style:class="text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text">
      <style:paragraph-properties fo:margin-top="0cm" fo:margin-bottom="0cm"/>
      <style:text-properties style:font-name="Courier New" fo:font-size="11pt" style:font-size-asian="10.5pt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1" style:font-name-asian="Courier New1" style:font-name-complex="Courier New1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1" style:font-name-asian="Courier New1" style:font-name-complex="Courier New1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1" style:font-name-asian="Courier New1" style:font-name-complex="Courier New1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min-label-width="1cm"/>
      </text:list-level-style-number>
      <text:list-level-style-number text:level="2" text:style-name="Numbering_20_Symbols" style:num-format="1" text:display-levels="2">
        <style:list-level-properties text:min-label-width="1cm"/>
      </text:list-level-style-number>
      <text:list-level-style-number text:level="3" text:style-name="Numbering_20_Symbols" style:num-format="1" text:display-levels="3">
        <style:list-level-properties text:min-label-width="1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1.588cm" text:min-label-width="0.635cm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2.858cm" text:min-label-width="0.635cm"/>
        <style:text-properties style:font-name="Courier New1"/>
      </text:list-level-style-bullet>
      <text:list-level-style-bullet text:level="3" text:style-name="RTF_5f_Num_20_3_20_3" style:num-suffix="." text:bullet-char="">
        <style:list-level-properties text:space-before="4.128cm" text:min-label-width="0.635cm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5.398cm" text:min-label-width="0.635cm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6.668cm" text:min-label-width="0.635cm"/>
        <style:text-properties style:font-name="Courier New1"/>
      </text:list-level-style-bullet>
      <text:list-level-style-bullet text:level="6" text:style-name="RTF_5f_Num_20_3_20_6" style:num-suffix="." text:bullet-char="">
        <style:list-level-properties text:space-before="7.938cm" text:min-label-width="0.635cm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9.208cm" text:min-label-width="0.635cm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10.478cm" text:min-label-width="0.635cm"/>
        <style:text-properties style:font-name="Courier New1"/>
      </text:list-level-style-bullet>
      <text:list-level-style-bullet text:level="9" text:style-name="RTF_5f_Num_20_3_20_9" style:num-suffix="." text:bullet-char="">
        <style:list-level-properties text:space-before="11.74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4-20T15:56:38</meta:creation-date>
    <dc:date>2008-05-04T21:55:55</dc:date>
    <meta:editing-cycles>29</meta:editing-cycles>
    <meta:editing-duration>PT6H57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2" meta:word-count="979" meta:character-count="6752"/>
  </office:meta>
</office:document-meta>
</file>